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  <style:text-properties fo:language="en" fo:country="US"/>
    </style:style>
    <style:style style:name="P2" style:parent-style-name="Standaard" style:family="paragraph">
      <style:text-properties fo:language="en" fo:country="US"/>
    </style:style>
    <style:style style:name="P3" style:parent-style-name="Lijstalinea" style:list-style-name="LFO1" style:family="paragraph"/>
    <style:style style:name="P4" style:parent-style-name="Lijstalinea" style:list-style-name="LFO1" style:family="paragraph"/>
    <style:style style:name="P5" style:parent-style-name="Lijstalinea" style:list-style-name="LFO1" style:family="paragraph"/>
    <style:style style:name="TableColumn7" style:family="table-column">
      <style:table-column-properties style:column-width="0.6875in"/>
    </style:style>
    <style:style style:name="TableColumn8" style:family="table-column">
      <style:table-column-properties style:column-width="1.125in"/>
    </style:style>
    <style:style style:name="TableColumn9" style:family="table-column">
      <style:table-column-properties style:column-width="1.75in"/>
    </style:style>
    <style:style style:name="TableColumn10" style:family="table-column">
      <style:table-column-properties style:column-width="1.8125in"/>
    </style:style>
    <style:style style:name="TableColumn11" style:family="table-column">
      <style:table-column-properties style:column-width="1.5in"/>
    </style:style>
    <style:style style:name="Table6" style:family="table">
      <style:table-properties style:width="6.875in" fo:margin-left="0in" table:align="left"/>
    </style:style>
    <style:style style:name="TableRow12" style:family="table-row">
      <style:table-row-properties style:min-row-height="0.0104in"/>
    </style:style>
    <style:style style:name="TableCell13" style:family="table-cell">
      <style:table-cell-properties fo:border="none" style:writing-mode="lr-tb" style:vertical-align="middle" fo:padding-top="0.0902in" fo:padding-left="0.0902in" fo:padding-bottom="0.0902in" fo:padding-right="0.0902in"/>
    </style:style>
    <style:style style:name="T14" style:parent-style-name="Standaardalinea-lettertype" style:family="text">
      <style:text-properties fo:font-weight="bold" style:font-weight-asian="bold" style:font-weight-complex="bold"/>
    </style:style>
    <style:style style:name="TableCell15" style:family="table-cell">
      <style:table-cell-properties fo:border="none" style:writing-mode="lr-tb" style:vertical-align="middle" fo:padding-top="0.0902in" fo:padding-left="0.0902in" fo:padding-bottom="0.0902in" fo:padding-right="0.0902in"/>
    </style:style>
    <style:style style:name="T16" style:parent-style-name="Standaardalinea-lettertype" style:family="text">
      <style:text-properties fo:font-weight="bold" style:font-weight-asian="bold" style:font-weight-complex="bold"/>
    </style:style>
    <style:style style:name="TableCell17" style:family="table-cell">
      <style:table-cell-properties fo:border="none" style:writing-mode="lr-tb" style:vertical-align="middle" fo:padding-top="0.0902in" fo:padding-left="0.0902in" fo:padding-bottom="0.0902in" fo:padding-right="0.0902in"/>
    </style:style>
    <style:style style:name="T18" style:parent-style-name="Standaardalinea-lettertype" style:family="text">
      <style:text-properties fo:font-weight="bold" style:font-weight-asian="bold" style:font-weight-complex="bold"/>
    </style:style>
    <style:style style:name="TableCell19" style:family="table-cell">
      <style:table-cell-properties fo:border="none" style:writing-mode="lr-tb" style:vertical-align="middle" fo:padding-top="0.0902in" fo:padding-left="0.0902in" fo:padding-bottom="0.0902in" fo:padding-right="0.0902in"/>
    </style:style>
    <style:style style:name="T20" style:parent-style-name="Standaardalinea-lettertype" style:family="text">
      <style:text-properties fo:font-weight="bold" style:font-weight-asian="bold" style:font-weight-complex="bold"/>
    </style:style>
    <style:style style:name="TableCell21" style:family="table-cell">
      <style:table-cell-properties fo:border="none" style:writing-mode="lr-tb" style:vertical-align="middle" fo:padding-top="0.0902in" fo:padding-left="0.0902in" fo:padding-bottom="0.0902in" fo:padding-right="0.0902in"/>
    </style:style>
    <style:style style:name="T22" style:parent-style-name="Standaardalinea-lettertype" style:family="text">
      <style:text-properties fo:font-weight="bold" style:font-weight-asian="bold" style:font-weight-complex="bold"/>
    </style:style>
    <style:style style:name="TableRow23" style:family="table-row">
      <style:table-row-properties style:min-row-height="0.0069in"/>
    </style:style>
    <style:style style:name="TableCell24" style:family="table-cell">
      <style:table-cell-properties fo:border="none" fo:background-color="#F7F7F7" style:writing-mode="lr-tb" style:vertical-align="middle" fo:padding-top="0.0152in" fo:padding-left="0.0312in" fo:padding-bottom="0.0604in" fo:padding-right="0.0312in">
        <style:background-fill draw:fill="solid" draw:fill-color="#F7F7F7"/>
      </style:table-cell-properties>
    </style:style>
    <style:style style:name="TableCell25" style:family="table-cell">
      <style:table-cell-properties fo:border="none" fo:background-color="#F7F7F7" style:writing-mode="lr-tb" style:vertical-align="middle" fo:padding-top="0.0152in" fo:padding-left="0.0312in" fo:padding-bottom="0.0604in" fo:padding-right="0.0312in">
        <style:background-fill draw:fill="solid" draw:fill-color="#F7F7F7"/>
      </style:table-cell-properties>
    </style:style>
    <style:style style:name="TableCell26" style:family="table-cell">
      <style:table-cell-properties fo:border="none" fo:background-color="#F7F7F7" style:writing-mode="lr-tb" style:vertical-align="middle" fo:padding-top="0.0152in" fo:padding-left="0.0312in" fo:padding-bottom="0.0604in" fo:padding-right="0.0312in">
        <style:background-fill draw:fill="solid" draw:fill-color="#F7F7F7"/>
      </style:table-cell-properties>
    </style:style>
    <style:style style:name="TableCell27" style:family="table-cell">
      <style:table-cell-properties fo:border="none" fo:background-color="#F7F7F7" style:writing-mode="lr-tb" style:vertical-align="middle" fo:padding-top="0.0152in" fo:padding-left="0.0312in" fo:padding-bottom="0.0604in" fo:padding-right="0.0312in">
        <style:background-fill draw:fill="solid" draw:fill-color="#F7F7F7"/>
      </style:table-cell-properties>
    </style:style>
    <style:style style:name="TableCell28" style:family="table-cell">
      <style:table-cell-properties fo:border="none" fo:background-color="#F7F7F7" style:writing-mode="lr-tb" style:vertical-align="middle" fo:padding-top="0.0152in" fo:padding-left="0.0312in" fo:padding-bottom="0.0604in" fo:padding-right="0.0312in">
        <style:background-fill draw:fill="solid" draw:fill-color="#F7F7F7"/>
      </style:table-cell-properties>
    </style:style>
    <style:style style:name="T29" style:parent-style-name="Standaardalinea-lettertype" style:family="text">
      <style:text-properties style:font-name="Segoe UI Emoji" style:font-name-complex="Segoe UI Emoji"/>
    </style:style>
    <style:style style:name="TableRow30" style:family="table-row">
      <style:table-row-properties style:min-row-height="0.0069in"/>
    </style:style>
    <style:style style:name="TableCell31" style:family="table-cell">
      <style:table-cell-properties fo:border="none" fo:background-color="#D9D9D9" style:writing-mode="lr-tb" style:vertical-align="middle" fo:padding-top="0.0152in" fo:padding-left="0.0312in" fo:padding-bottom="0.0604in" fo:padding-right="0.0312in">
        <style:background-fill draw:fill="solid" draw:fill-color="#D9D9D9"/>
      </style:table-cell-properties>
    </style:style>
    <style:style style:name="TableCell32" style:family="table-cell">
      <style:table-cell-properties fo:border="none" fo:background-color="#D9D9D9" style:writing-mode="lr-tb" style:vertical-align="middle" fo:padding-top="0.0152in" fo:padding-left="0.0312in" fo:padding-bottom="0.0604in" fo:padding-right="0.0312in">
        <style:background-fill draw:fill="solid" draw:fill-color="#D9D9D9"/>
      </style:table-cell-properties>
    </style:style>
    <style:style style:name="TableCell33" style:family="table-cell">
      <style:table-cell-properties fo:border="none" fo:background-color="#D9D9D9" style:writing-mode="lr-tb" style:vertical-align="middle" fo:padding-top="0.0152in" fo:padding-left="0.0312in" fo:padding-bottom="0.0604in" fo:padding-right="0.0312in">
        <style:background-fill draw:fill="solid" draw:fill-color="#D9D9D9"/>
      </style:table-cell-properties>
    </style:style>
    <style:style style:name="T34" style:parent-style-name="Standaardalinea-lettertype" style:family="text">
      <style:text-properties fo:font-style="italic" style:font-style-asian="italic" style:font-style-complex="italic"/>
    </style:style>
    <style:style style:name="TableCell35" style:family="table-cell">
      <style:table-cell-properties fo:border="none" fo:background-color="#D9D9D9" style:writing-mode="lr-tb" style:vertical-align="middle" fo:padding-top="0.0152in" fo:padding-left="0.0312in" fo:padding-bottom="0.0604in" fo:padding-right="0.0312in">
        <style:background-fill draw:fill="solid" draw:fill-color="#D9D9D9"/>
      </style:table-cell-properties>
    </style:style>
    <style:style style:name="TableCell36" style:family="table-cell">
      <style:table-cell-properties fo:border="none" fo:background-color="#D9D9D9" style:writing-mode="lr-tb" style:vertical-align="middle" fo:padding-top="0.0152in" fo:padding-left="0.0312in" fo:padding-bottom="0.0604in" fo:padding-right="0.0312in">
        <style:background-fill draw:fill="solid" draw:fill-color="#D9D9D9"/>
      </style:table-cell-properties>
    </style:style>
    <style:style style:name="T37" style:parent-style-name="Standaardalinea-lettertype" style:family="text">
      <style:text-properties style:font-name="Segoe UI Emoji" style:font-name-complex="Segoe UI Emoji"/>
    </style:style>
    <style:style style:name="TableRow38" style:family="table-row">
      <style:table-row-properties style:min-row-height="0.0069in"/>
    </style:style>
    <style:style style:name="TableCell39" style:family="table-cell">
      <style:table-cell-properties fo:border="none" fo:background-color="#F7F7F7" style:writing-mode="lr-tb" style:vertical-align="middle" fo:padding-top="0.0152in" fo:padding-left="0.0312in" fo:padding-bottom="0.0604in" fo:padding-right="0.0312in">
        <style:background-fill draw:fill="solid" draw:fill-color="#F7F7F7"/>
      </style:table-cell-properties>
    </style:style>
    <style:style style:name="TableCell40" style:family="table-cell">
      <style:table-cell-properties fo:border="none" fo:background-color="#F7F7F7" style:writing-mode="lr-tb" style:vertical-align="middle" fo:padding-top="0.0152in" fo:padding-left="0.0312in" fo:padding-bottom="0.0604in" fo:padding-right="0.0312in">
        <style:background-fill draw:fill="solid" draw:fill-color="#F7F7F7"/>
      </style:table-cell-properties>
    </style:style>
    <style:style style:name="TableCell41" style:family="table-cell">
      <style:table-cell-properties fo:border="none" fo:background-color="#F7F7F7" style:writing-mode="lr-tb" style:vertical-align="middle" fo:padding-top="0.0152in" fo:padding-left="0.0312in" fo:padding-bottom="0.0604in" fo:padding-right="0.0312in">
        <style:background-fill draw:fill="solid" draw:fill-color="#F7F7F7"/>
      </style:table-cell-properties>
    </style:style>
    <style:style style:name="T42" style:parent-style-name="Standaardalinea-lettertype" style:family="text">
      <style:text-properties fo:font-style="italic" style:font-style-asian="italic" style:font-style-complex="italic"/>
    </style:style>
    <style:style style:name="TableCell43" style:family="table-cell">
      <style:table-cell-properties fo:border="none" fo:background-color="#F7F7F7" style:writing-mode="lr-tb" style:vertical-align="middle" fo:padding-top="0.0152in" fo:padding-left="0.0312in" fo:padding-bottom="0.0604in" fo:padding-right="0.0312in">
        <style:background-fill draw:fill="solid" draw:fill-color="#F7F7F7"/>
      </style:table-cell-properties>
    </style:style>
    <style:style style:name="TableCell44" style:family="table-cell">
      <style:table-cell-properties fo:border="none" fo:background-color="#F7F7F7" style:writing-mode="lr-tb" style:vertical-align="middle" fo:padding-top="0.0152in" fo:padding-left="0.0312in" fo:padding-bottom="0.0604in" fo:padding-right="0.0312in">
        <style:background-fill draw:fill="solid" draw:fill-color="#F7F7F7"/>
      </style:table-cell-properties>
    </style:style>
    <style:style style:name="T45" style:parent-style-name="Standaardalinea-lettertype" style:family="text">
      <style:text-properties style:font-name="Segoe UI Emoji" style:font-name-complex="Segoe UI Emoji"/>
    </style:style>
    <style:style style:name="TableRow46" style:family="table-row">
      <style:table-row-properties style:min-row-height="0.0069in"/>
    </style:style>
    <style:style style:name="TableCell47" style:family="table-cell">
      <style:table-cell-properties fo:border="none" fo:background-color="#D9D9D9" style:writing-mode="lr-tb" style:vertical-align="middle" fo:padding-top="0.0152in" fo:padding-left="0.0312in" fo:padding-bottom="0.0604in" fo:padding-right="0.0312in">
        <style:background-fill draw:fill="solid" draw:fill-color="#D9D9D9"/>
      </style:table-cell-properties>
    </style:style>
    <style:style style:name="TableCell48" style:family="table-cell">
      <style:table-cell-properties fo:border="none" fo:background-color="#D9D9D9" style:writing-mode="lr-tb" style:vertical-align="middle" fo:padding-top="0.0152in" fo:padding-left="0.0312in" fo:padding-bottom="0.0604in" fo:padding-right="0.0312in">
        <style:background-fill draw:fill="solid" draw:fill-color="#D9D9D9"/>
      </style:table-cell-properties>
    </style:style>
    <style:style style:name="TableCell49" style:family="table-cell">
      <style:table-cell-properties fo:border="none" fo:background-color="#D9D9D9" style:writing-mode="lr-tb" style:vertical-align="middle" fo:padding-top="0.0152in" fo:padding-left="0.0312in" fo:padding-bottom="0.0604in" fo:padding-right="0.0312in">
        <style:background-fill draw:fill="solid" draw:fill-color="#D9D9D9"/>
      </style:table-cell-properties>
    </style:style>
    <style:style style:name="TableCell50" style:family="table-cell">
      <style:table-cell-properties fo:border="none" fo:background-color="#D9D9D9" style:writing-mode="lr-tb" style:vertical-align="middle" fo:padding-top="0.0152in" fo:padding-left="0.0312in" fo:padding-bottom="0.0604in" fo:padding-right="0.0312in">
        <style:background-fill draw:fill="solid" draw:fill-color="#D9D9D9"/>
      </style:table-cell-properties>
    </style:style>
    <style:style style:name="TableCell51" style:family="table-cell">
      <style:table-cell-properties fo:border="none" fo:background-color="#D9D9D9" style:writing-mode="lr-tb" style:vertical-align="middle" fo:padding-top="0.0152in" fo:padding-left="0.0312in" fo:padding-bottom="0.0604in" fo:padding-right="0.0312in">
        <style:background-fill draw:fill="solid" draw:fill-color="#D9D9D9"/>
      </style:table-cell-properties>
    </style:style>
    <style:style style:name="T52" style:parent-style-name="Standaardalinea-lettertype" style:family="text">
      <style:text-properties style:font-name="Segoe UI Emoji" style:font-name-complex="Segoe UI Emoji"/>
    </style:style>
    <style:style style:name="TableRow53" style:family="table-row">
      <style:table-row-properties style:min-row-height="0.0069in"/>
    </style:style>
    <style:style style:name="TableCell54" style:family="table-cell">
      <style:table-cell-properties fo:border="none" fo:background-color="#F7F7F7" style:writing-mode="lr-tb" style:vertical-align="middle" fo:padding-top="0.0152in" fo:padding-left="0.0312in" fo:padding-bottom="0.0604in" fo:padding-right="0.0312in">
        <style:background-fill draw:fill="solid" draw:fill-color="#F7F7F7"/>
      </style:table-cell-properties>
    </style:style>
    <style:style style:name="TableCell55" style:family="table-cell">
      <style:table-cell-properties fo:border="none" fo:background-color="#F7F7F7" style:writing-mode="lr-tb" style:vertical-align="middle" fo:padding-top="0.0152in" fo:padding-left="0.0312in" fo:padding-bottom="0.0604in" fo:padding-right="0.0312in">
        <style:background-fill draw:fill="solid" draw:fill-color="#F7F7F7"/>
      </style:table-cell-properties>
    </style:style>
    <style:style style:name="TableCell56" style:family="table-cell">
      <style:table-cell-properties fo:border="none" fo:background-color="#F7F7F7" style:writing-mode="lr-tb" style:vertical-align="middle" fo:padding-top="0.0152in" fo:padding-left="0.0312in" fo:padding-bottom="0.0604in" fo:padding-right="0.0312in">
        <style:background-fill draw:fill="solid" draw:fill-color="#F7F7F7"/>
      </style:table-cell-properties>
    </style:style>
    <style:style style:name="TableCell57" style:family="table-cell">
      <style:table-cell-properties fo:border="none" fo:background-color="#F7F7F7" style:writing-mode="lr-tb" style:vertical-align="middle" fo:padding-top="0.0152in" fo:padding-left="0.0312in" fo:padding-bottom="0.0604in" fo:padding-right="0.0312in">
        <style:background-fill draw:fill="solid" draw:fill-color="#F7F7F7"/>
      </style:table-cell-properties>
    </style:style>
    <style:style style:name="TableCell58" style:family="table-cell">
      <style:table-cell-properties fo:border="none" fo:background-color="#F7F7F7" style:writing-mode="lr-tb" style:vertical-align="middle" fo:padding-top="0.0152in" fo:padding-left="0.0312in" fo:padding-bottom="0.0604in" fo:padding-right="0.0312in">
        <style:background-fill draw:fill="solid" draw:fill-color="#F7F7F7"/>
      </style:table-cell-properties>
    </style:style>
    <style:style style:name="T59" style:parent-style-name="Standaardalinea-lettertype" style:family="text">
      <style:text-properties style:font-name="Segoe UI Emoji" style:font-name-complex="Segoe UI Emoji"/>
    </style:style>
    <style:style style:name="TableRow60" style:family="table-row">
      <style:table-row-properties style:min-row-height="0.0069in"/>
    </style:style>
    <style:style style:name="TableCell61" style:family="table-cell">
      <style:table-cell-properties fo:border="none" fo:background-color="#D9D9D9" style:writing-mode="lr-tb" style:vertical-align="middle" fo:padding-top="0.0152in" fo:padding-left="0.0312in" fo:padding-bottom="0.0604in" fo:padding-right="0.0312in">
        <style:background-fill draw:fill="solid" draw:fill-color="#D9D9D9"/>
      </style:table-cell-properties>
    </style:style>
    <style:style style:name="TableCell62" style:family="table-cell">
      <style:table-cell-properties fo:border="none" fo:background-color="#D9D9D9" style:writing-mode="lr-tb" style:vertical-align="middle" fo:padding-top="0.0152in" fo:padding-left="0.0312in" fo:padding-bottom="0.0604in" fo:padding-right="0.0312in">
        <style:background-fill draw:fill="solid" draw:fill-color="#D9D9D9"/>
      </style:table-cell-properties>
    </style:style>
    <style:style style:name="TableCell63" style:family="table-cell">
      <style:table-cell-properties fo:border="none" fo:background-color="#D9D9D9" style:writing-mode="lr-tb" style:vertical-align="middle" fo:padding-top="0.0152in" fo:padding-left="0.0312in" fo:padding-bottom="0.0604in" fo:padding-right="0.0312in">
        <style:background-fill draw:fill="solid" draw:fill-color="#D9D9D9"/>
      </style:table-cell-properties>
    </style:style>
    <style:style style:name="TableCell64" style:family="table-cell">
      <style:table-cell-properties fo:border="none" fo:background-color="#D9D9D9" style:writing-mode="lr-tb" style:vertical-align="middle" fo:padding-top="0.0152in" fo:padding-left="0.0312in" fo:padding-bottom="0.0604in" fo:padding-right="0.0312in">
        <style:background-fill draw:fill="solid" draw:fill-color="#D9D9D9"/>
      </style:table-cell-properties>
    </style:style>
    <style:style style:name="TableCell65" style:family="table-cell">
      <style:table-cell-properties fo:border="none" fo:background-color="#D9D9D9" style:writing-mode="lr-tb" style:vertical-align="middle" fo:padding-top="0.0152in" fo:padding-left="0.0312in" fo:padding-bottom="0.0604in" fo:padding-right="0.0312in">
        <style:background-fill draw:fill="solid" draw:fill-color="#D9D9D9"/>
      </style:table-cell-properties>
    </style:style>
    <style:style style:name="T66" style:parent-style-name="Standaardalinea-lettertype" style:family="text">
      <style:text-properties style:font-name="Segoe UI Emoji" style:font-name-complex="Segoe UI Emoji"/>
    </style:style>
    <style:style style:name="TableRow67" style:family="table-row">
      <style:table-row-properties style:min-row-height="0.0069in"/>
    </style:style>
    <style:style style:name="TableCell68" style:family="table-cell">
      <style:table-cell-properties fo:border="none" fo:background-color="#F7F7F7" style:writing-mode="lr-tb" style:vertical-align="middle" fo:padding-top="0.0152in" fo:padding-left="0.0312in" fo:padding-bottom="0.0604in" fo:padding-right="0.0312in">
        <style:background-fill draw:fill="solid" draw:fill-color="#F7F7F7"/>
      </style:table-cell-properties>
    </style:style>
    <style:style style:name="TableCell69" style:family="table-cell">
      <style:table-cell-properties fo:border="none" fo:background-color="#F7F7F7" style:writing-mode="lr-tb" style:vertical-align="middle" fo:padding-top="0.0152in" fo:padding-left="0.0312in" fo:padding-bottom="0.0604in" fo:padding-right="0.0312in">
        <style:background-fill draw:fill="solid" draw:fill-color="#F7F7F7"/>
      </style:table-cell-properties>
    </style:style>
    <style:style style:name="TableCell70" style:family="table-cell">
      <style:table-cell-properties fo:border="none" fo:background-color="#F7F7F7" style:writing-mode="lr-tb" style:vertical-align="middle" fo:padding-top="0.0152in" fo:padding-left="0.0312in" fo:padding-bottom="0.0604in" fo:padding-right="0.0312in">
        <style:background-fill draw:fill="solid" draw:fill-color="#F7F7F7"/>
      </style:table-cell-properties>
    </style:style>
    <style:style style:name="TableCell71" style:family="table-cell">
      <style:table-cell-properties fo:border="none" fo:background-color="#F7F7F7" style:writing-mode="lr-tb" style:vertical-align="middle" fo:padding-top="0.0152in" fo:padding-left="0.0312in" fo:padding-bottom="0.0604in" fo:padding-right="0.0312in">
        <style:background-fill draw:fill="solid" draw:fill-color="#F7F7F7"/>
      </style:table-cell-properties>
    </style:style>
    <style:style style:name="TableCell72" style:family="table-cell">
      <style:table-cell-properties fo:border="none" fo:background-color="#F7F7F7" style:writing-mode="lr-tb" style:vertical-align="middle" fo:padding-top="0.0152in" fo:padding-left="0.0312in" fo:padding-bottom="0.0604in" fo:padding-right="0.0312in">
        <style:background-fill draw:fill="solid" draw:fill-color="#F7F7F7"/>
      </style:table-cell-properties>
    </style:style>
    <style:style style:name="T73" style:parent-style-name="Standaardalinea-lettertype" style:family="text">
      <style:text-properties style:font-name="Segoe UI Emoji" style:font-name-complex="Segoe UI Emoji"/>
    </style:style>
    <style:style style:name="TableRow74" style:family="table-row">
      <style:table-row-properties style:min-row-height="0.0069in"/>
    </style:style>
    <style:style style:name="TableCell75" style:family="table-cell">
      <style:table-cell-properties fo:border="none" fo:background-color="#D9D9D9" style:writing-mode="lr-tb" style:vertical-align="middle" fo:padding-top="0.0152in" fo:padding-left="0.0312in" fo:padding-bottom="0.0604in" fo:padding-right="0.0312in">
        <style:background-fill draw:fill="solid" draw:fill-color="#D9D9D9"/>
      </style:table-cell-properties>
    </style:style>
    <style:style style:name="TableCell76" style:family="table-cell">
      <style:table-cell-properties fo:border="none" fo:background-color="#D9D9D9" style:writing-mode="lr-tb" style:vertical-align="middle" fo:padding-top="0.0152in" fo:padding-left="0.0312in" fo:padding-bottom="0.0604in" fo:padding-right="0.0312in">
        <style:background-fill draw:fill="solid" draw:fill-color="#D9D9D9"/>
      </style:table-cell-properties>
    </style:style>
    <style:style style:name="TableCell77" style:family="table-cell">
      <style:table-cell-properties fo:border="none" fo:background-color="#D9D9D9" style:writing-mode="lr-tb" style:vertical-align="middle" fo:padding-top="0.0152in" fo:padding-left="0.0312in" fo:padding-bottom="0.0604in" fo:padding-right="0.0312in">
        <style:background-fill draw:fill="solid" draw:fill-color="#D9D9D9"/>
      </style:table-cell-properties>
    </style:style>
    <style:style style:name="TableCell78" style:family="table-cell">
      <style:table-cell-properties fo:border="none" fo:background-color="#D9D9D9" style:writing-mode="lr-tb" style:vertical-align="middle" fo:padding-top="0.0152in" fo:padding-left="0.0312in" fo:padding-bottom="0.0604in" fo:padding-right="0.0312in">
        <style:background-fill draw:fill="solid" draw:fill-color="#D9D9D9"/>
      </style:table-cell-properties>
    </style:style>
    <style:style style:name="TableCell79" style:family="table-cell">
      <style:table-cell-properties fo:border="none" fo:background-color="#D9D9D9" style:writing-mode="lr-tb" style:vertical-align="middle" fo:padding-top="0.0152in" fo:padding-left="0.0312in" fo:padding-bottom="0.0604in" fo:padding-right="0.0312in">
        <style:background-fill draw:fill="solid" draw:fill-color="#D9D9D9"/>
      </style:table-cell-properties>
    </style:style>
    <style:style style:name="T80" style:parent-style-name="Standaardalinea-lettertype" style:family="text">
      <style:text-properties style:font-name="Segoe UI Emoji" style:font-name-complex="Segoe UI Emoji"/>
    </style:style>
    <style:style style:name="P81" style:parent-style-name="Standaard" style:family="paragraph">
      <style:paragraph-properties fo:margin-bottom="0in"/>
      <style:text-properties text:display="none"/>
    </style:style>
    <style:style style:name="TableColumn83" style:family="table-column">
      <style:table-column-properties style:column-width="0.8236in"/>
    </style:style>
    <style:style style:name="TableColumn84" style:family="table-column">
      <style:table-column-properties style:column-width="1.55in"/>
    </style:style>
    <style:style style:name="TableColumn85" style:family="table-column">
      <style:table-column-properties style:column-width="1.6659in"/>
    </style:style>
    <style:style style:name="TableColumn86" style:family="table-column">
      <style:table-column-properties style:column-width="1.6569in"/>
    </style:style>
    <style:style style:name="Table82" style:family="table">
      <style:table-properties style:width="5.6965in" fo:margin-left="0in" table:align="left"/>
    </style:style>
    <style:style style:name="TableRow87" style:family="table-row">
      <style:table-row-properties style:min-row-height="0.318in"/>
    </style:style>
    <style:style style:name="TableCell88" style:family="table-cell">
      <style:table-cell-properties fo:border-top="0.0138in solid #4F81BD" fo:border-left="none" fo:border-bottom="0.0138in solid #4F81BD" fo:border-right="none" style:writing-mode="lr-tb" style:vertical-align="middle" fo:padding-top="0.0333in" fo:padding-left="0.0666in" fo:padding-bottom="0.0333in" fo:padding-right="0.0666in"/>
    </style:style>
    <style:style style:name="T89" style:parent-style-name="Standaardalinea-lettertype" style:family="text">
      <style:text-properties fo:font-weight="bold" style:font-weight-asian="bold" style:font-weight-complex="bold"/>
    </style:style>
    <style:style style:name="TableCell90" style:family="table-cell">
      <style:table-cell-properties fo:border-top="0.0138in solid #4F81BD" fo:border-left="none" fo:border-bottom="0.0138in solid #4F81BD" fo:border-right="none" style:writing-mode="lr-tb" style:vertical-align="middle" fo:padding-top="0.0333in" fo:padding-left="0.0666in" fo:padding-bottom="0.0333in" fo:padding-right="0.0666in"/>
    </style:style>
    <style:style style:name="T91" style:parent-style-name="Standaardalinea-lettertype" style:family="text">
      <style:text-properties fo:font-weight="bold" style:font-weight-asian="bold" style:font-weight-complex="bold"/>
    </style:style>
    <style:style style:name="TableCell92" style:family="table-cell">
      <style:table-cell-properties fo:border-top="0.0138in solid #4F81BD" fo:border-left="none" fo:border-bottom="0.0138in solid #4F81BD" fo:border-right="none" style:writing-mode="lr-tb" style:vertical-align="middle" fo:padding-top="0.0333in" fo:padding-left="0.0666in" fo:padding-bottom="0.0333in" fo:padding-right="0.0666in"/>
    </style:style>
    <style:style style:name="T93" style:parent-style-name="Standaardalinea-lettertype" style:family="text">
      <style:text-properties fo:font-weight="bold" style:font-weight-asian="bold" style:font-weight-complex="bold"/>
    </style:style>
    <style:style style:name="TableCell94" style:family="table-cell">
      <style:table-cell-properties fo:border-top="0.0138in solid #4F81BD" fo:border-left="none" fo:border-bottom="0.0138in solid #4F81BD" fo:border-right="none" style:writing-mode="lr-tb" style:vertical-align="middle" fo:padding-top="0.0333in" fo:padding-left="0.0666in" fo:padding-bottom="0.0333in" fo:padding-right="0.0666in"/>
    </style:style>
    <style:style style:name="T95" style:parent-style-name="Standaardalinea-lettertype" style:family="text">
      <style:text-properties fo:font-weight="bold" style:font-weight-asian="bold" style:font-weight-complex="bold"/>
    </style:style>
    <style:style style:name="TableRow96" style:family="table-row">
      <style:table-row-properties style:min-row-height="0.5201in"/>
    </style:style>
    <style:style style:name="TableCell97" style:family="table-cell">
      <style:table-cell-properties fo:border-top="0.0138in solid #4F81BD" fo:border-left="none" fo:border-bottom="none" fo:border-right="none" fo:background-color="#E9EDF4" style:writing-mode="lr-tb" style:vertical-align="middle" fo:padding-top="0.0333in" fo:padding-left="0.0666in" fo:padding-bottom="0.0333in" fo:padding-right="0.0666in">
        <style:background-fill draw:fill="solid" draw:fill-color="#E9EDF4"/>
      </style:table-cell-properties>
    </style:style>
    <style:style style:name="TableCell98" style:family="table-cell">
      <style:table-cell-properties fo:border-top="0.0138in solid #4F81BD" fo:border-left="none" fo:border-bottom="none" fo:border-right="none" fo:background-color="#E9EDF4" style:writing-mode="lr-tb" style:vertical-align="middle" fo:padding-top="0.0333in" fo:padding-left="0.0666in" fo:padding-bottom="0.0333in" fo:padding-right="0.0666in">
        <style:background-fill draw:fill="solid" draw:fill-color="#E9EDF4"/>
      </style:table-cell-properties>
    </style:style>
    <style:style style:name="TableCell99" style:family="table-cell">
      <style:table-cell-properties fo:border-top="0.0138in solid #4F81BD" fo:border-left="none" fo:border-bottom="none" fo:border-right="none" fo:background-color="#E9EDF4" style:writing-mode="lr-tb" style:vertical-align="middle" fo:padding-top="0.0333in" fo:padding-left="0.0666in" fo:padding-bottom="0.0333in" fo:padding-right="0.0666in">
        <style:background-fill draw:fill="solid" draw:fill-color="#E9EDF4"/>
      </style:table-cell-properties>
    </style:style>
    <style:style style:name="TableCell100" style:family="table-cell">
      <style:table-cell-properties fo:border-top="0.0138in solid #4F81BD" fo:border-left="none" fo:border-bottom="none" fo:border-right="none" fo:background-color="#E9EDF4" style:writing-mode="lr-tb" style:vertical-align="middle" fo:padding-top="0.0333in" fo:padding-left="0.0666in" fo:padding-bottom="0.0333in" fo:padding-right="0.0666in">
        <style:background-fill draw:fill="solid" draw:fill-color="#E9EDF4"/>
      </style:table-cell-properties>
    </style:style>
    <style:style style:name="TableRow101" style:family="table-row">
      <style:table-row-properties style:min-row-height="0.7222in"/>
    </style:style>
    <style:style style:name="TableCell102" style:family="table-cell">
      <style:table-cell-properties fo:border="none" style:writing-mode="lr-tb" style:vertical-align="middle" fo:padding-top="0.0333in" fo:padding-left="0.0666in" fo:padding-bottom="0.0333in" fo:padding-right="0.0666in"/>
    </style:style>
    <style:style style:name="TableCell103" style:family="table-cell">
      <style:table-cell-properties fo:border="none" style:writing-mode="lr-tb" style:vertical-align="middle" fo:padding-top="0.0333in" fo:padding-left="0.0666in" fo:padding-bottom="0.0333in" fo:padding-right="0.0666in"/>
    </style:style>
    <style:style style:name="TableCell104" style:family="table-cell">
      <style:table-cell-properties fo:border="none" style:writing-mode="lr-tb" style:vertical-align="middle" fo:padding-top="0.0333in" fo:padding-left="0.0666in" fo:padding-bottom="0.0333in" fo:padding-right="0.0666in"/>
    </style:style>
    <style:style style:name="TableCell105" style:family="table-cell">
      <style:table-cell-properties fo:border="none" style:writing-mode="lr-tb" style:vertical-align="middle" fo:padding-top="0.0333in" fo:padding-left="0.0666in" fo:padding-bottom="0.0333in" fo:padding-right="0.0666in"/>
    </style:style>
    <style:style style:name="TableRow106" style:family="table-row">
      <style:table-row-properties style:min-row-height="0.5201in"/>
    </style:style>
    <style:style style:name="TableCell107" style:family="table-cell">
      <style:table-cell-properties fo:border="none" fo:background-color="#E9EDF4" style:writing-mode="lr-tb" style:vertical-align="middle" fo:padding-top="0.0333in" fo:padding-left="0.0666in" fo:padding-bottom="0.0333in" fo:padding-right="0.0666in">
        <style:background-fill draw:fill="solid" draw:fill-color="#E9EDF4"/>
      </style:table-cell-properties>
    </style:style>
    <style:style style:name="TableCell108" style:family="table-cell">
      <style:table-cell-properties fo:border="none" fo:background-color="#E9EDF4" style:writing-mode="lr-tb" style:vertical-align="middle" fo:padding-top="0.0333in" fo:padding-left="0.0666in" fo:padding-bottom="0.0333in" fo:padding-right="0.0666in">
        <style:background-fill draw:fill="solid" draw:fill-color="#E9EDF4"/>
      </style:table-cell-properties>
    </style:style>
    <style:style style:name="TableCell109" style:family="table-cell">
      <style:table-cell-properties fo:border="none" fo:background-color="#E9EDF4" style:writing-mode="lr-tb" style:vertical-align="middle" fo:padding-top="0.0333in" fo:padding-left="0.0666in" fo:padding-bottom="0.0333in" fo:padding-right="0.0666in">
        <style:background-fill draw:fill="solid" draw:fill-color="#E9EDF4"/>
      </style:table-cell-properties>
    </style:style>
    <style:style style:name="TableCell110" style:family="table-cell">
      <style:table-cell-properties fo:border="none" fo:background-color="#E9EDF4" style:writing-mode="lr-tb" style:vertical-align="middle" fo:padding-top="0.0333in" fo:padding-left="0.0666in" fo:padding-bottom="0.0333in" fo:padding-right="0.0666in">
        <style:background-fill draw:fill="solid" draw:fill-color="#E9EDF4"/>
      </style:table-cell-properties>
    </style:style>
    <style:style style:name="TableRow111" style:family="table-row">
      <style:table-row-properties style:min-row-height="0.5201in"/>
    </style:style>
    <style:style style:name="TableCell112" style:family="table-cell">
      <style:table-cell-properties fo:border="none" style:writing-mode="lr-tb" style:vertical-align="middle" fo:padding-top="0.0333in" fo:padding-left="0.0666in" fo:padding-bottom="0.0333in" fo:padding-right="0.0666in"/>
    </style:style>
    <style:style style:name="TableCell113" style:family="table-cell">
      <style:table-cell-properties fo:border="none" style:writing-mode="lr-tb" style:vertical-align="middle" fo:padding-top="0.0333in" fo:padding-left="0.0666in" fo:padding-bottom="0.0333in" fo:padding-right="0.0666in"/>
    </style:style>
    <style:style style:name="TableCell114" style:family="table-cell">
      <style:table-cell-properties fo:border="none" style:writing-mode="lr-tb" style:vertical-align="middle" fo:padding-top="0.0333in" fo:padding-left="0.0666in" fo:padding-bottom="0.0333in" fo:padding-right="0.0666in"/>
    </style:style>
    <style:style style:name="TableCell115" style:family="table-cell">
      <style:table-cell-properties fo:border="none" style:writing-mode="lr-tb" style:vertical-align="middle" fo:padding-top="0.0333in" fo:padding-left="0.0666in" fo:padding-bottom="0.0333in" fo:padding-right="0.0666in"/>
    </style:style>
    <style:style style:name="TableRow116" style:family="table-row">
      <style:table-row-properties style:min-row-height="0.5201in"/>
    </style:style>
    <style:style style:name="TableCell117" style:family="table-cell">
      <style:table-cell-properties fo:border="none" fo:background-color="#E9EDF4" style:writing-mode="lr-tb" style:vertical-align="middle" fo:padding-top="0.0333in" fo:padding-left="0.0666in" fo:padding-bottom="0.0333in" fo:padding-right="0.0666in">
        <style:background-fill draw:fill="solid" draw:fill-color="#E9EDF4"/>
      </style:table-cell-properties>
    </style:style>
    <style:style style:name="TableCell118" style:family="table-cell">
      <style:table-cell-properties fo:border="none" fo:background-color="#E9EDF4" style:writing-mode="lr-tb" style:vertical-align="middle" fo:padding-top="0.0333in" fo:padding-left="0.0666in" fo:padding-bottom="0.0333in" fo:padding-right="0.0666in">
        <style:background-fill draw:fill="solid" draw:fill-color="#E9EDF4"/>
      </style:table-cell-properties>
    </style:style>
    <style:style style:name="TableCell119" style:family="table-cell">
      <style:table-cell-properties fo:border="none" fo:background-color="#E9EDF4" style:writing-mode="lr-tb" style:vertical-align="middle" fo:padding-top="0.0333in" fo:padding-left="0.0666in" fo:padding-bottom="0.0333in" fo:padding-right="0.0666in">
        <style:background-fill draw:fill="solid" draw:fill-color="#E9EDF4"/>
      </style:table-cell-properties>
    </style:style>
    <style:style style:name="TableCell120" style:family="table-cell">
      <style:table-cell-properties fo:border="none" fo:background-color="#E9EDF4" style:writing-mode="lr-tb" style:vertical-align="middle" fo:padding-top="0.0333in" fo:padding-left="0.0666in" fo:padding-bottom="0.0333in" fo:padding-right="0.0666in">
        <style:background-fill draw:fill="solid" draw:fill-color="#E9EDF4"/>
      </style:table-cell-properties>
    </style:style>
    <style:style style:name="TableRow121" style:family="table-row">
      <style:table-row-properties style:min-row-height="0.7222in"/>
    </style:style>
    <style:style style:name="TableCell122" style:family="table-cell">
      <style:table-cell-properties fo:border="none" style:writing-mode="lr-tb" style:vertical-align="middle" fo:padding-top="0.0333in" fo:padding-left="0.0666in" fo:padding-bottom="0.0333in" fo:padding-right="0.0666in"/>
    </style:style>
    <style:style style:name="TableCell123" style:family="table-cell">
      <style:table-cell-properties fo:border="none" style:writing-mode="lr-tb" style:vertical-align="middle" fo:padding-top="0.0333in" fo:padding-left="0.0666in" fo:padding-bottom="0.0333in" fo:padding-right="0.0666in"/>
    </style:style>
    <style:style style:name="TableCell124" style:family="table-cell">
      <style:table-cell-properties fo:border="none" style:writing-mode="lr-tb" style:vertical-align="middle" fo:padding-top="0.0333in" fo:padding-left="0.0666in" fo:padding-bottom="0.0333in" fo:padding-right="0.0666in"/>
    </style:style>
    <style:style style:name="TableCell125" style:family="table-cell">
      <style:table-cell-properties fo:border="none" style:writing-mode="lr-tb" style:vertical-align="middle" fo:padding-top="0.0333in" fo:padding-left="0.0666in" fo:padding-bottom="0.0333in" fo:padding-right="0.0666in"/>
    </style:style>
    <style:style style:name="TableRow126" style:family="table-row">
      <style:table-row-properties style:min-row-height="0.475in"/>
    </style:style>
    <style:style style:name="TableCell127" style:family="table-cell">
      <style:table-cell-properties fo:border-top="none" fo:border-left="none" fo:border-bottom="0.0138in solid #4F81BD" fo:border-right="none" fo:background-color="#E9EDF4" style:writing-mode="lr-tb" style:vertical-align="middle" fo:padding-top="0.0333in" fo:padding-left="0.0666in" fo:padding-bottom="0.0333in" fo:padding-right="0.0666in">
        <style:background-fill draw:fill="solid" draw:fill-color="#E9EDF4"/>
      </style:table-cell-properties>
    </style:style>
    <style:style style:name="TableCell128" style:family="table-cell">
      <style:table-cell-properties fo:border-top="none" fo:border-left="none" fo:border-bottom="0.0138in solid #4F81BD" fo:border-right="none" fo:background-color="#E9EDF4" style:writing-mode="lr-tb" style:vertical-align="middle" fo:padding-top="0.0333in" fo:padding-left="0.0666in" fo:padding-bottom="0.0333in" fo:padding-right="0.0666in">
        <style:background-fill draw:fill="solid" draw:fill-color="#E9EDF4"/>
      </style:table-cell-properties>
    </style:style>
    <style:style style:name="TableCell129" style:family="table-cell">
      <style:table-cell-properties fo:border-top="none" fo:border-left="none" fo:border-bottom="0.0138in solid #4F81BD" fo:border-right="none" fo:background-color="#E9EDF4" style:writing-mode="lr-tb" style:vertical-align="middle" fo:padding-top="0.0333in" fo:padding-left="0.0666in" fo:padding-bottom="0.0333in" fo:padding-right="0.0666in">
        <style:background-fill draw:fill="solid" draw:fill-color="#E9EDF4"/>
      </style:table-cell-properties>
    </style:style>
    <style:style style:name="TableCell130" style:family="table-cell">
      <style:table-cell-properties fo:border-top="none" fo:border-left="none" fo:border-bottom="0.0138in solid #4F81BD" fo:border-right="none" fo:background-color="#E9EDF4" style:writing-mode="lr-tb" style:vertical-align="middle" fo:padding-top="0.0333in" fo:padding-left="0.0666in" fo:padding-bottom="0.0333in" fo:padding-right="0.0666in">
        <style:background-fill draw:fill="solid" draw:fill-color="#E9EDF4"/>
      </style:table-cell-properties>
    </style:style>
    <style:style style:name="T131" style:parent-style-name="Standaardalinea-lettertype" style:family="text">
      <style:text-properties fo:font-weight="bold" style:font-weight-asian="bold" style:font-weight-complex="bold"/>
    </style:style>
    <style:style style:name="P132" style:parent-style-name="Lijstalinea" style:list-style-name="LFO2" style:family="paragraph"/>
    <style:style style:name="P133" style:parent-style-name="Lijstalinea" style:list-style-name="LFO2" style:family="paragraph"/>
    <style:style style:name="P134" style:parent-style-name="Lijstalinea" style:list-style-name="LFO2" style:family="paragraph"/>
    <style:style style:name="P135" style:parent-style-name="Lijstalinea" style:list-style-name="LFO3" style:family="paragraph"/>
    <style:style style:name="P136" style:parent-style-name="Lijstalinea" style:list-style-name="LFO3" style:family="paragraph"/>
    <style:style style:name="P137" style:parent-style-name="Lijstalinea" style:list-style-name="LFO3" style:family="paragraph"/>
    <style:style style:name="P138" style:parent-style-name="Standa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Project naam; Stemwijzer</text:p>
      <text:p text:style-name="P2">Doel van onze test plan;</text:p>
      <text:p text:style-name="Standaard">Het doel is om alle functionaliteiten van de applicatie te testen, fouten op te sporen en te controleren of alles werkt zoals verwachte; inloggen, registreren, vragen beantwoorden en het juiste stemadvies tonen.</text:p>
      <text:p text:style-name="Standaard">Testomgeving;</text:p>
      <text:list text:style-name="LFO1" text:continue-numbering="true">
        <text:list-item>
          <text:p text:style-name="P3">App-type; web applicatie<text:s/></text:p>
        </text:list-item>
        <text:list-item>
          <text:p text:style-name="P4">Browser; brave</text:p>
        </text:list-item>
        <text:list-item>
          <text:p text:style-name="P5">Database; Mysql, phpmyadmin</text:p>
        </text:list-item>
      </text:list>
      <text:p text:style-name="Standaard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Standaard"><text:span text:style-name="T14">Testnr</text:span></text:p>
          </table:table-cell>
          <table:table-cell table:style-name="TableCell15">
            <text:p text:style-name="Standaard"><text:span text:style-name="T16">Functie</text:span></text:p>
          </table:table-cell>
          <table:table-cell table:style-name="TableCell17">
            <text:p text:style-name="Standaard"><text:span text:style-name="T18">Invoer</text:span></text:p>
          </table:table-cell>
          <table:table-cell table:style-name="TableCell19">
            <text:p text:style-name="Standaard"><text:span text:style-name="T20">Verwacht resultaat</text:span></text:p>
          </table:table-cell>
          <table:table-cell table:style-name="TableCell21">
            <text:p text:style-name="Standaard"><text:span text:style-name="T22">Resultaat</text:span></text:p>
          </table:table-cell>
        </table:table-row>
        <table:table-row table:style-name="TableRow23">
          <table:table-cell table:style-name="TableCell24">
            <text:p text:style-name="Standaard">1</text:p>
          </table:table-cell>
          <table:table-cell table:style-name="TableCell25">
            <text:p text:style-name="Standaard">Inloggen</text:p>
          </table:table-cell>
          <table:table-cell table:style-name="TableCell26">
            <text:p text:style-name="Standaard">Gebr.naam: Ali, Wachtwoord: 1234</text:p>
          </table:table-cell>
          <table:table-cell table:style-name="TableCell27">
            <text:p text:style-name="Standaard">Succesvol ingelogd</text:p>
          </table:table-cell>
          <table:table-cell table:style-name="TableCell28">
            <text:p text:style-name="Standaard"><text:span text:style-name="T29">✅</text:span><text:s/>Geslaagd</text:p>
          </table:table-cell>
        </table:table-row>
        <table:table-row table:style-name="TableRow30">
          <table:table-cell table:style-name="TableCell31">
            <text:p text:style-name="Standaard">2</text:p>
          </table:table-cell>
          <table:table-cell table:style-name="TableCell32">
            <text:p text:style-name="Standaard">Inloggen</text:p>
          </table:table-cell>
          <table:table-cell table:style-name="TableCell33">
            <text:p text:style-name="Standaard">Gebr.naam:<text:s/><text:span text:style-name="T34">leeg</text:span>, Wachtwoord: 1234</text:p>
          </table:table-cell>
          <table:table-cell table:style-name="TableCell35">
            <text:p text:style-name="Standaard">Foutmelding: “Gebruikersnaam verplicht”</text:p>
          </table:table-cell>
          <table:table-cell table:style-name="TableCell36">
            <text:p text:style-name="Standaard"><text:span text:style-name="T37">✅</text:span><text:s/>Geslaagd</text:p>
          </table:table-cell>
        </table:table-row>
        <table:table-row table:style-name="TableRow38">
          <table:table-cell table:style-name="TableCell39">
            <text:p text:style-name="Standaard">3</text:p>
          </table:table-cell>
          <table:table-cell table:style-name="TableCell40">
            <text:p text:style-name="Standaard">Inloggen</text:p>
          </table:table-cell>
          <table:table-cell table:style-name="TableCell41">
            <text:p text:style-name="Standaard">Gebr.naam: Ali, Wachtwoord:<text:s/><text:span text:style-name="T42">leeg</text:span></text:p>
          </table:table-cell>
          <table:table-cell table:style-name="TableCell43">
            <text:p text:style-name="Standaard">Foutmelding: “Wachtwoord verplicht”</text:p>
          </table:table-cell>
          <table:table-cell table:style-name="TableCell44">
            <text:p text:style-name="Standaard"><text:span text:style-name="T45">✅</text:span><text:s/>Geslaagd</text:p>
          </table:table-cell>
        </table:table-row>
        <table:table-row table:style-name="TableRow46">
          <table:table-cell table:style-name="TableCell47">
            <text:p text:style-name="Standaard">4</text:p>
          </table:table-cell>
          <table:table-cell table:style-name="TableCell48">
            <text:p text:style-name="Standaard">Inloggen</text:p>
          </table:table-cell>
          <table:table-cell table:style-name="TableCell49">
            <text:p text:style-name="Standaard">Verkeerde gegevens</text:p>
          </table:table-cell>
          <table:table-cell table:style-name="TableCell50">
            <text:p text:style-name="Standaard">Foutmelding: “Ongeldige inloggegevens”</text:p>
          </table:table-cell>
          <table:table-cell table:style-name="TableCell51">
            <text:p text:style-name="Standaard"><text:span text:style-name="T52">✅</text:span><text:s/>Geslaagd</text:p>
          </table:table-cell>
        </table:table-row>
        <table:table-row table:style-name="TableRow53">
          <table:table-cell table:style-name="TableCell54">
            <text:p text:style-name="Standaard">5</text:p>
          </table:table-cell>
          <table:table-cell table:style-name="TableCell55">
            <text:p text:style-name="Standaard">Registreren</text:p>
          </table:table-cell>
          <table:table-cell table:style-name="TableCell56">
            <text:p text:style-name="Standaard">Alles correct ingevuld</text:p>
          </table:table-cell>
          <table:table-cell table:style-name="TableCell57">
            <text:p text:style-name="Standaard">Gebruiker wordt succesvol aangemaakt</text:p>
          </table:table-cell>
          <table:table-cell table:style-name="TableCell58">
            <text:p text:style-name="Standaard"><text:span text:style-name="T59">✅</text:span><text:s/>Geslaagd</text:p>
          </table:table-cell>
        </table:table-row>
        <table:table-row table:style-name="TableRow60">
          <table:table-cell table:style-name="TableCell61">
            <text:p text:style-name="Standaard">6</text:p>
          </table:table-cell>
          <table:table-cell table:style-name="TableCell62">
            <text:p text:style-name="Standaard">Registreren</text:p>
          </table:table-cell>
          <table:table-cell table:style-name="TableCell63">
            <text:p text:style-name="Standaard">Ongeldig e-mail (bijv. test.nl)</text:p>
          </table:table-cell>
          <table:table-cell table:style-name="TableCell64">
            <text:p text:style-name="Standaard">Foutmelding: “Ongeldig e-mailadres”</text:p>
          </table:table-cell>
          <table:table-cell table:style-name="TableCell65">
            <text:p text:style-name="Standaard"><text:span text:style-name="T66">✅</text:span><text:s/>Geslaagd</text:p>
          </table:table-cell>
        </table:table-row>
        <table:table-row table:style-name="TableRow67">
          <table:table-cell table:style-name="TableCell68">
            <text:p text:style-name="Standaard">7</text:p>
          </table:table-cell>
          <table:table-cell table:style-name="TableCell69">
            <text:p text:style-name="Standaard">Registreren</text:p>
          </table:table-cell>
          <table:table-cell table:style-name="TableCell70">
            <text:p text:style-name="Standaard">Wachtwoorden komen niet overeen</text:p>
          </table:table-cell>
          <table:table-cell table:style-name="TableCell71">
            <text:p text:style-name="Standaard">Foutmelding: “Wachtwoorden komen niet overeen”</text:p>
          </table:table-cell>
          <table:table-cell table:style-name="TableCell72">
            <text:p text:style-name="Standaard"><text:span text:style-name="T73">✅</text:span><text:s/>Geslaagd</text:p>
          </table:table-cell>
        </table:table-row>
        <table:table-row table:style-name="TableRow74">
          <table:table-cell table:style-name="TableCell75">
            <text:p text:style-name="Standaard">8</text:p>
          </table:table-cell>
          <table:table-cell table:style-name="TableCell76">
            <text:p text:style-name="Standaard">Registreren</text:p>
          </table:table-cell>
          <table:table-cell table:style-name="TableCell77">
            <text:p text:style-name="Standaard">Verplicht veld leeg gelaten</text:p>
          </table:table-cell>
          <table:table-cell table:style-name="TableCell78">
            <text:p text:style-name="Standaard">Foutmelding voor dat specifieke veld</text:p>
          </table:table-cell>
          <table:table-cell table:style-name="TableCell79">
            <text:p text:style-name="Standaard"><text:span text:style-name="T80">✅</text:span><text:s/>Geslaagd</text:p>
          </table:table-cell>
        </table:table-row>
      </table:table>
      <text:p text:style-name="P81"/>
      <table:table table:style-name="Table82">
        <table:table-columns>
          <table:table-column table:style-name="TableColumn83"/>
          <table:table-column table:style-name="TableColumn84"/>
          <table:table-column table:style-name="TableColumn85"/>
          <table:table-column table:style-name="TableColumn86"/>
        </table:table-columns>
        <table:table-row table:style-name="TableRow87">
          <table:table-cell table:style-name="TableCell88">
            <text:p text:style-name="Standaard"><text:span text:style-name="T89">Nr.</text:span></text:p>
          </table:table-cell>
          <table:table-cell table:style-name="TableCell90">
            <text:p text:style-name="Standaard"><text:span text:style-name="T91">Onderdeel</text:span></text:p>
          </table:table-cell>
          <table:table-cell table:style-name="TableCell92">
            <text:p text:style-name="Standaard"><text:span text:style-name="T93">Wat wordt getest</text:span></text:p>
          </table:table-cell>
          <table:table-cell table:style-name="TableCell94">
            <text:p text:style-name="Standaard"><text:span text:style-name="T95">Verwacht gedrag</text:span></text:p>
          </table:table-cell>
        </table:table-row>
        <table:table-row table:style-name="TableRow96">
          <table:table-cell table:style-name="TableCell97">
            <text:p text:style-name="Standaard">1</text:p>
          </table:table-cell>
          <table:table-cell table:style-name="TableCell98">
            <text:p text:style-name="Standaard">Tonen van de vragen</text:p>
          </table:table-cell>
          <table:table-cell table:style-name="TableCell99">
            <text:p text:style-name="Standaard">Worden alle vragen goed zichtbaar op de pagina</text:p>
          </table:table-cell>
          <table:table-cell table:style-name="TableCell100">
            <text:p text:style-name="Standaard">Alle vragen worden getoond</text:p>
          </table:table-cell>
        </table:table-row>
        <table:table-row table:style-name="TableRow101">
          <table:table-cell table:style-name="TableCell102">
            <text:p text:style-name="Standaard">2</text:p>
          </table:table-cell>
          <table:table-cell table:style-name="TableCell103">
            <text:p text:style-name="Standaard">Antwoorden selecteren</text:p>
          </table:table-cell>
          <table:table-cell table:style-name="TableCell104">
            <text:p text:style-name="Standaard">Kan de gebruiker per vraag een antwoord kiezen (bijv. Mee eens / Neutraal / Oneens)</text:p>
          </table:table-cell>
          <table:table-cell table:style-name="TableCell105">
            <text:p text:style-name="Standaard">Antwoorden kunnen geselecteerd worden per vraag</text:p>
          </table:table-cell>
        </table:table-row>
        <table:table-row table:style-name="TableRow106">
          <table:table-cell table:style-name="TableCell107">
            <text:p text:style-name="Standaard">3</text:p>
          </table:table-cell>
          <table:table-cell table:style-name="TableCell108">
            <text:p text:style-name="Standaard">Antwoorden opslaan</text:p>
          </table:table-cell>
          <table:table-cell table:style-name="TableCell109">
            <text:p text:style-name="Standaard">Worden de gekozen antwoorden goed opgeslagen</text:p>
          </table:table-cell>
          <table:table-cell table:style-name="TableCell110">
            <text:p text:style-name="Standaard">Gekozen opties blijven zichtbaar / bewaard</text:p>
          </table:table-cell>
        </table:table-row>
        <table:table-row table:style-name="TableRow111">
          <table:table-cell table:style-name="TableCell112">
            <text:p text:style-name="Standaard">4</text:p>
          </table:table-cell>
          <table:table-cell table:style-name="TableCell113">
            <text:p text:style-name="Standaard">Berekening resultaat</text:p>
          </table:table-cell>
          <table:table-cell table:style-name="TableCell114">
            <text:p text:style-name="Standaard">Wordt de partij met de meeste overeenkomsten juist berekend</text:p>
          </table:table-cell>
          <table:table-cell table:style-name="TableCell115">
            <text:p text:style-name="Standaard">Juiste partij (of meerdere bij gelijkspel) wordt weergegeven</text:p>
          </table:table-cell>
        </table:table-row>
        <table:table-row table:style-name="TableRow116">
          <table:table-cell table:style-name="TableCell117">
            <text:p text:style-name="Standaard">5</text:p>
          </table:table-cell>
          <table:table-cell table:style-name="TableCell118">
            <text:p text:style-name="Standaard">Resultaat tonen</text:p>
          </table:table-cell>
          <table:table-cell table:style-name="TableCell119">
            <text:p text:style-name="Standaard">Wordt het eindresultaat duidelijk getoond op het scherm</text:p>
          </table:table-cell>
          <table:table-cell table:style-name="TableCell120">
            <text:p text:style-name="Standaard">Partijnaam, logo of beschrijving is zichtbaar</text:p>
          </table:table-cell>
        </table:table-row>
        <table:table-row table:style-name="TableRow121">
          <table:table-cell table:style-name="TableCell122">
            <text:p text:style-name="Standaard">6</text:p>
          </table:table-cell>
          <table:table-cell table:style-name="TableCell123">
            <text:p text:style-name="Standaard">Herstart stemtest</text:p>
          </table:table-cell>
          <table:table-cell table:style-name="TableCell124">
            <text:p text:style-name="Standaard">Kan de gebruiker de test opnieuw beginnen</text:p>
          </table:table-cell>
          <table:table-cell table:style-name="TableCell125">
            <text:p text:style-name="Standaard">Oude antwoorden worden gewist, en de vragenlijst wordt opnieuw gestart</text:p>
          </table:table-cell>
        </table:table-row>
        <table:table-row table:style-name="TableRow126">
          <table:table-cell table:style-name="TableCell127">
            <text:p text:style-name="Standaard">7</text:p>
          </table:table-cell>
          <table:table-cell table:style-name="TableCell128">
            <text:p text:style-name="Standaard">Geen antwoorden ingevuld</text:p>
          </table:table-cell>
          <table:table-cell table:style-name="TableCell129">
            <text:p text:style-name="Standaard">Wat gebeurt er als er niets wordt aangevinkt</text:p>
          </table:table-cell>
          <table:table-cell table:style-name="TableCell130">
            <text:p text:style-name="Standaard"><text:span text:style-name="T131">Alle partijen</text:span><text:s/>worden getoond als uitslag</text:p>
          </table:table-cell>
        </table:table-row>
      </table:table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>Testgegevens<text:s/></text:p>
      <text:p text:style-name="Standaard">Voorbeeld antwoorden van de gebruiker;</text:p>
      <text:list text:style-name="LFO2" text:continue-numbering="true">
        <text:list-item>
          <text:p text:style-name="P132">Eens</text:p>
        </text:list-item>
        <text:list-item>
          <text:p text:style-name="P133">Oneens</text:p>
        </text:list-item>
        <text:list-item>
          <text:p text:style-name="P134">neutraal</text:p>
        </text:list-item>
      </text:list>
      <text:soft-page-break/>
      <text:p text:style-name="Standaard">Testmethodes;</text:p>
      <text:list text:style-name="LFO3" text:continue-numbering="true">
        <text:list-item>
          <text:p text:style-name="P135">handmatig testen met verschillende antwoord combinaties</text:p>
        </text:list-item>
        <text:list-item>
          <text:p text:style-name="P136">Edge-case testen; bijvoorbeeld geen antwoorden invullen</text:p>
        </text:list-item>
        <text:list-item>
          <text:p text:style-name="P137">functionele testen; klopt de data van de uitslag</text:p>
        </text:list-item>
      </text:list>
      <text:p text:style-name="Standaard"/>
      <text:p text:style-name="P138"><text:s/>Conclusie</text:p>
      <text:p text:style-name="Standaard">De stemwijzer moet betrouwbaar en gebruiksvriendelijk zijn. De antwoorden moeten correct worden opgeslagen en leiden tot een logische, onderbouwde partijkeuze. Extra aandacht gaat naar gebruikerservaring en foutafhandeling.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1Char" style:display-name="Kop 1 Char" style:family="text" style:parent-style-name="Standaardalinea-lettertype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Kop2Char" style:display-name="Kop 2 Char" style:family="text" style:parent-style-name="Standaardalinea-lettertype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-asian="Times New Roman" style:font-name-complex="Times New Roman" fo:color="#0F4761" fo:font-size="14pt" style:font-size-asian="14pt" style:font-size-complex="14pt"/>
    </style:style>
    <style:style style:name="Kop4Char" style:display-name="Kop 4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0F4761"/>
    </style:style>
    <style:style style:name="Kop5Char" style:display-name="Kop 5 Char" style:family="text" style:parent-style-name="Standaardalinea-lettertype">
      <style:text-properties style:font-name-asian="Times New Roman" style:font-name-complex="Times New Roman" fo:color="#0F4761"/>
    </style:style>
    <style:style style:name="Kop6Char" style:display-name="Kop 6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595959"/>
    </style:style>
    <style:style style:name="Kop7Char" style:display-name="Kop 7 Char" style:family="text" style:parent-style-name="Standaardalinea-lettertype">
      <style:text-properties style:font-name-asian="Times New Roman" style:font-name-complex="Times New Roman" fo:color="#595959"/>
    </style:style>
    <style:style style:name="Kop8Char" style:display-name="Kop 8 Char" style:family="text" style:parent-style-name="Standaardalinea-lettertype">
      <style:text-properties style:font-name-asian="Times New Roman" style:font-name-complex="Times New Roman" fo:font-style="italic" style:font-style-asian="italic" style:font-style-complex="italic" fo:color="#272727"/>
    </style:style>
    <style:style style:name="Kop9Char" style:display-name="Kop 9 Char" style:family="text" style:parent-style-name="Standaardalinea-lettertype">
      <style:text-properties style:font-name-asian="Times New Roman" style:font-name-complex="Times New Roman" fo:color="#272727"/>
    </style:style>
    <style:style style:name="Titel" style:display-name="Titel" style:family="paragraph" style:parent-style-name="Standaard" style:next-style-name="Standa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Ondertitel" style:display-name="Ondertitel" style:family="paragraph" style:parent-style-name="Standaard" style:next-style-name="Standa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OndertitelChar" style:display-name="Ondertitel Char" style:family="text" style:parent-style-name="Standaardalinea-lettertype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at" style:display-name="Citaat" style:family="paragraph" style:parent-style-name="Standaard" style:next-style-name="Standa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atChar" style:display-name="Citaat Char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F4761"/>
    </style:style>
    <style:style style:name="Duidelijkcitaat" style:display-name="Duidelijk citaat" style:family="paragraph" style:parent-style-name="Standaard" style:next-style-name="Standa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uidelijkcitaatChar" style:display-name="Duidelijk citaat Char" style:family="text" style:parent-style-name="Standaardalinea-lettertype">
      <style:text-properties fo:font-style="italic" style:font-style-asian="italic" style:font-style-complex="italic" fo:color="#0F4761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font-variant="small-caps" fo:color="#0F4761" fo:letter-spacing="0.0034in"/>
    </style:style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/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Çankal, Cemal</meta:initial-creator>
    <dc:creator>Çankal, Cemal</dc:creator>
    <meta:creation-date>2025-06-26T13:39:00Z</meta:creation-date>
    <dc:date>2025-06-26T13:56:00Z</dc:date>
    <meta:template xlink:href="Normal" xlink:type="simple"/>
    <meta:editing-cycles>1</meta:editing-cycles>
    <meta:editing-duration>PT1020S</meta:editing-duration>
    <meta:document-statistic meta:page-count="3" meta:paragraph-count="5" meta:word-count="392" meta:character-count="2549" meta:row-count="18" meta:non-whitespace-character-count="2162"/>
  </office:meta>
</office:document-meta>
</file>